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6.006cm" fo:min-width="20.709cm"/>
    </style:style>
    <style:style style:name="gr2" style:family="graphic" style:parent-style-name="standard">
      <style:graphic-properties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3.179cm" fo:min-width="7.755cm"/>
    </style:style>
    <style:style style:name="gr4" style:family="graphic" style:parent-style-name="standard">
      <style:graphic-properties draw:textarea-horizontal-align="justify" draw:textarea-vertical-align="middle" draw:auto-grow-height="false" fo:min-height="0.42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163cm" fo:min-width="7.103cm"/>
    </style:style>
    <style:style style:name="gr7" style:family="graphic" style:parent-style-name="standard">
      <style:graphic-properties draw:textarea-horizontal-align="justify" draw:textarea-vertical-align="middle" draw:auto-grow-height="false" fo:min-height="2.163cm" fo:min-width="8.009cm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7.158cm"/>
    </style:style>
    <style:style style:name="gr9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231cm" fo:min-width="0.008cm"/>
    </style:style>
    <style:style style:name="gr13" style:family="graphic" style:parent-style-name="standard">
      <style:graphic-properties svg:stroke-color="#ffffff" draw:textarea-horizontal-align="justify" draw:textarea-vertical-align="middle" draw:auto-grow-height="false" fo:min-height="1.02cm" fo:min-width="2.294cm"/>
    </style:style>
    <style:style style:name="gr14" style:family="graphic" style:parent-style-name="standard">
      <style:graphic-properties svg:stroke-color="#ffffff" draw:textarea-horizontal-align="justify" draw:textarea-vertical-align="middle" draw:auto-grow-height="false" fo:min-height="0.893cm" fo:min-width="3.81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209cm" svg:height="16.256cm" svg:x="3.921cm" svg:y="3.794cm">
          <text:p text:style-name="P1">&lt;&lt;subsystem&gt;&gt; Tax Software</text:p>
          <draw:enhanced-geometry svg:viewBox="0 0 21600 21600" draw:type="rectangle" draw:enhanced-path="M 0 0 L 21600 0 21600 21600 0 21600 0 0 Z N"/>
        </draw:custom-shape>
        <draw:custom-shape draw:style-name="gr2" draw:layer="layout" svg:width="9.656cm" svg:height="1.463cm" svg:x="1.019cm" svg:y="1.039cm">
          <text:p>TaxGen Component Diagram</text:p>
          <draw:enhanced-geometry svg:viewBox="0 0 21600 21600" draw:glue-points="10800 0 0 10800 10800 21600 21600 10800" draw:text-areas="0 0 21600 ?f11" draw:type="paper" draw:modifiers="14113.739305485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8.255cm" svg:height="3.429cm" svg:x="16.621cm" svg:y="9.763cm">
          <text:p text:style-name="P1">Client Database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0.387cm" svg:height="0.673cm" svg:x="24.081cm" svg:y="9.97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81cm" svg:height="0.169cm" svg:x="23.941cm" svg:y="10.07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81cm" svg:height="0.168cm" svg:x="23.941cm" svg:y="10.367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3" draw:id="id3" draw:layer="layout" svg:width="7.603cm" svg:height="2.413cm" svg:x="5.215cm" svg:y="10.825cm">
          <text:p text:style-name="P1">Client UI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346cm" svg:height="0.673cm" svg:x="12.169cm" svg:y="11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251cm" svg:height="0.169cm" svg:x="12.044cm" svg:y="11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251cm" svg:height="0.168cm" svg:x="12.044cm" svg:y="11.5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7" draw:text-style-name="P1" draw:layer="layout" svg:width="8.509cm" svg:height="2.413cm" svg:x="4.937cm" svg:y="15.08cm">
            <text:p text:style-name="P1">Government Worker</text:p>
            <text:p text:style-name="P1">UI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" draw:text-style-name="P1" draw:layer="layout" svg:width="0.387cm" svg:height="0.673cm" svg:x="12.697cm" svg:y="15.2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281cm" svg:height="0.169cm" svg:x="12.557cm" svg:y="15.3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281cm" svg:height="0.168cm" svg:x="12.557cm" svg:y="15.6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" draw:id="id1">
          <draw:custom-shape draw:style-name="gr8" draw:text-style-name="P1" draw:layer="layout" svg:width="7.658cm" svg:height="2.413cm" svg:x="5.191cm" svg:y="6.461cm">
            <text:p text:style-name="P1">Bank Server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0.348cm" svg:height="0.673cm" svg:x="12.175cm" svg:y="6.67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0.253cm" svg:height="0.169cm" svg:x="12.049cm" svg:y="6.7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0.253cm" svg:height="0.168cm" svg:x="12.049cm" svg:y="7.06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9" draw:text-style-name="P1" xml:id="id2" draw:id="id2" draw:layer="layout" svg:width="0.457cm" svg:height="0.508cm" svg:x="15.142cm" svg:y="9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" draw:id="id4" draw:layer="layout" svg:width="0.457cm" svg:height="0.508cm" svg:x="15.143cm" svg:y="1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" draw:id="id6" draw:layer="layout" svg:width="0.457cm" svg:height="0.508cm" svg:x="15.143cm" svg:y="1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5.592cm" svg:y1="10.098cm" svg:x2="16.621cm" svg:y2="10.098cm">
          <text:p/>
        </draw:line>
        <draw:line draw:style-name="gr10" draw:text-style-name="P2" draw:layer="layout" svg:x1="15.592cm" svg:y1="12.068cm" svg:x2="16.621cm" svg:y2="12.068cm">
          <text:p/>
        </draw:line>
        <draw:line draw:style-name="gr10" draw:text-style-name="P2" draw:layer="layout" svg:x1="15.592cm" svg:y1="12.811cm" svg:x2="16.621cm" svg:y2="12.811cm">
          <text:p/>
        </draw:line>
        <draw:connector draw:style-name="gr11" draw:text-style-name="P1" draw:layer="layout" svg:x1="12.849cm" svg:y1="7.667cm" svg:x2="15.142cm" svg:y2="10.098cm" draw:start-shape="id1" draw:start-glue-point="1" draw:end-shape="id2" draw:end-glue-point="6" svg:d="M12849 7667h1146v2431h1147" svg:viewBox="0 0 2294 2432">
          <text:p/>
        </draw:connector>
        <draw:connector draw:style-name="gr11" draw:text-style-name="P1" draw:layer="layout" svg:x1="12.818cm" svg:y1="12.031cm" svg:x2="15.143cm" svg:y2="11.999cm" draw:start-shape="id3" draw:start-glue-point="1" draw:end-shape="id4" draw:end-glue-point="6" svg:d="M12818 12031h1162v-32h1163" svg:viewBox="0 0 2326 33">
          <text:p/>
        </draw:connector>
        <draw:connector draw:style-name="gr11" draw:text-style-name="P1" draw:layer="layout" svg:x1="13.446cm" svg:y1="16.286cm" svg:x2="15.143cm" svg:y2="12.799cm" draw:start-shape="id5" draw:start-glue-point="1" draw:end-shape="id6" draw:end-glue-point="6" svg:d="M13446 16286h848v-3487h849" svg:viewBox="0 0 1698 3488">
          <text:p/>
        </draw:connector>
        <draw:custom-shape draw:style-name="gr9" draw:text-style-name="P1" draw:layer="layout" svg:width="0.508cm" svg:height="0.508cm" svg:x="2.479cm" svg:y="11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2.935cm" svg:y1="12.068cm" svg:x2="5.221cm" svg:y2="12.068cm">
          <text:p/>
        </draw:line>
        <draw:custom-shape draw:style-name="gr12" draw:text-style-name="P1" draw:layer="layout" svg:width="0.508cm" svg:height="0.481cm" svg:x="3.697cm" svg:y="11.84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08cm" svg:height="0.481cm" svg:x="3.697cm" svg:y="7.34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08cm" svg:height="0.481cm" svg:x="3.697cm" svg:y="16.2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0.508cm" svg:x="2.479cm" svg:y="1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2.935cm" svg:y1="16.468cm" svg:x2="4.81cm" svg:y2="16.494cm">
          <text:p/>
        </draw:line>
        <draw:custom-shape draw:style-name="gr12" draw:text-style-name="P1" draw:layer="layout" svg:width="0.508cm" svg:height="0.481cm" svg:x="3.697cm" svg:y="16.2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0.508cm" svg:x="2.479cm" svg:y="7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2.935cm" svg:y1="7.568cm" svg:x2="5.221cm" svg:y2="7.568cm">
          <text:p/>
        </draw:line>
        <draw:custom-shape draw:style-name="gr12" draw:text-style-name="P1" draw:layer="layout" svg:width="0.508cm" svg:height="0.481cm" svg:x="3.697cm" svg:y="7.34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794cm" svg:height="1.27cm" svg:x="1.008cm" svg:y="5.839cm">
          <text:p text:style-name="P1"><text:span text:style-name="T1">Bank API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794cm" svg:height="1.27cm" svg:x="1.008cm" svg:y="10.539cm">
          <text:p text:style-name="P1"><text:span text:style-name="T1">Client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794cm" svg:height="1.27cm" svg:x="1.008cm" svg:y="14.439cm">
          <text:p text:style-name="P1"><text:span text:style-name="T1">Government</text:span></text:p>
          <text:p text:style-name="P1"><text:span text:style-name="T1">Worker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318cm" svg:height="1.143cm" svg:x="14.462cm" svg:y="7.985cm">
          <text:p text:style-name="P1"><text:span text:style-name="T1">Get Accout Info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318cm" svg:height="1.143cm" svg:x="12.662cm" svg:y="10.485cm">
          <text:p text:style-name="P1"><text:span text:style-name="T1">Get/Set</text:span></text:p>
          <text:p text:style-name="P1"><text:span text:style-name="T1">Client Info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318cm" svg:height="1.143cm" svg:x="14.162cm" svg:y="13.885cm">
          <text:p text:style-name="P1"><text:span text:style-name="T1">Audit</text:span></text:p>
          <text:p text:style-name="P1"><text:span text:style-name="T1">Client Inf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32.936206074</meta:creation-date>
    <dc:date>2018-03-01T22:45:02.702378018</dc:date>
    <meta:editing-duration>PT44M</meta:editing-duration>
    <meta:editing-cycles>6</meta:editing-cycles>
    <meta:generator>LibreOffice/6.0.1.1$Linux_X86_64 LibreOffice_project/00m0$Build-1</meta:generator>
    <meta:document-statistic meta:object-count="50"/>
  </office:meta>
</office:document-meta>
</file>